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4.1375in" table:align="left"/>
    </style:style>
    <style:style style:name="Table1.A" style:family="table-column">
      <style:table-column-properties style:column-width="0.5528in"/>
    </style:style>
    <style:style style:name="Table1.B" style:family="table-column">
      <style:table-column-properties style:column-width="0.7729in"/>
    </style:style>
    <style:style style:name="Table1.C" style:family="table-column">
      <style:table-column-properties style:column-width="0.9208in"/>
    </style:style>
    <style:style style:name="Table1.D" style:family="table-column">
      <style:table-column-properties style:column-width="1.0042in"/>
    </style:style>
    <style:style style:name="Table1.E" style:family="table-column">
      <style:table-column-properties style:column-width="0.8868in"/>
    </style:style>
    <style:style style:name="Table1.A1" style:family="table-cell">
      <style:table-cell-properties style:vertical-align="middle" fo:padding="0.0194in" fo:border="none"/>
    </style:style>
    <style:style style:name="Table2" style:family="table">
      <style:table-properties style:width="2.7833in" table:align="left"/>
    </style:style>
    <style:style style:name="Table2.A" style:family="table-column">
      <style:table-column-properties style:column-width="0.4764in"/>
    </style:style>
    <style:style style:name="Table2.B" style:family="table-column">
      <style:table-column-properties style:column-width="0.4535in"/>
    </style:style>
    <style:style style:name="Table2.C" style:family="table-column">
      <style:table-column-properties style:column-width="0.6014in"/>
    </style:style>
    <style:style style:name="Table2.D" style:family="table-column">
      <style:table-column-properties style:column-width="0.6847in"/>
    </style:style>
    <style:style style:name="Table2.E" style:family="table-column">
      <style:table-column-properties style:column-width="0.567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4729in"/>
    </style:style>
    <style:style style:name="Table3.B" style:family="table-column">
      <style:table-column-properties style:column-width="0.909in"/>
    </style:style>
    <style:style style:name="Table3.C" style:family="table-column">
      <style:table-column-properties style:column-width="1.1535in"/>
    </style:style>
    <style:style style:name="Table3.G" style:family="table-column">
      <style:table-column-properties style:column-width="1.1861in"/>
    </style:style>
    <style:style style:name="Table3.A1" style:family="table-cell">
      <style:table-cell-properties style:vertical-align="middle" fo:padding="0.0194in" fo:border="none"/>
    </style:style>
    <style:style style:name="Table4" style:family="table">
      <style:table-properties style:width="4.9083in" table:align="left"/>
    </style:style>
    <style:style style:name="Table4.A" style:family="table-column">
      <style:table-column-properties style:column-width="1.7722in"/>
    </style:style>
    <style:style style:name="Table4.B" style:family="table-column">
      <style:table-column-properties style:column-width="3.1361in"/>
    </style:style>
    <style:style style:name="Table4.A1" style:family="table-cell">
      <style:table-cell-properties style:vertical-align="middle" fo:padding="0.0194in" fo:border="none"/>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text-properties officeooo:rsid="000528b7" officeooo:paragraph-rsid="000528b7"/>
    </style:style>
    <style:style style:name="P3" style:family="paragraph" style:parent-style-name="Preformatted_20_Text">
      <style:paragraph-properties fo:margin-left="0in" fo:margin-right="0in" fo:line-height="166%" fo:text-indent="0in" style:auto-text-indent="false"/>
      <style:text-properties fo:font-style="italic"/>
    </style:style>
    <style:style style:name="P4" style:family="paragraph" style:parent-style-name="Preformatted_20_Text">
      <style:paragraph-properties fo:margin-left="0in" fo:margin-right="0in" fo:margin-top="0in" fo:margin-bottom="0.1965in" style:contextual-spacing="false" fo:line-height="166%" fo:text-indent="0in" style:auto-text-indent="false"/>
      <style:text-properties fo:font-style="italic"/>
    </style:style>
    <style:style style:name="P5" style:family="paragraph" style:parent-style-name="Preformatted_20_Text">
      <style:paragraph-properties fo:margin-left="0in" fo:margin-right="0in" fo:line-height="166%" fo:text-indent="0in" style:auto-text-indent="false"/>
    </style:style>
    <style:style style:name="P6" style:family="paragraph" style:parent-style-name="Preformatted_20_Text">
      <style:paragraph-properties fo:margin-left="0in" fo:margin-right="0in" fo:margin-top="0in" fo:margin-bottom="0.1965in" style:contextual-spacing="false" fo:line-height="166%" fo:text-indent="0in" style:auto-text-indent="false"/>
    </style:style>
    <style:style style:name="P7" style:family="paragraph" style:parent-style-name="Preformatted_20_Text">
      <style:paragraph-properties fo:line-height="166%"/>
    </style:style>
    <style:style style:name="P8" style:family="paragraph" style:parent-style-name="Preformatted_20_Text">
      <style:paragraph-properties fo:margin-top="0in" fo:margin-bottom="0.1965in" style:contextual-spacing="false" fo:line-height="166%"/>
    </style:style>
    <style:style style:name="P9" style:family="paragraph" style:parent-style-name="Standard">
      <style:text-properties fo:color="#c9211e" loext:opacity="100%" fo:font-size="16pt" fo:font-weight="bold" officeooo:rsid="0006a62d" officeooo:paragraph-rsid="0006a62d" style:font-size-asian="16pt" style:font-weight-asian="bold" style:font-size-complex="16pt" style:font-weight-complex="bold"/>
    </style:style>
    <style:style style:name="P10" style:family="paragraph" style:parent-style-name="Standard">
      <style:text-properties officeooo:paragraph-rsid="0006a62d"/>
    </style:style>
    <style:style style:name="P11" style:family="paragraph" style:parent-style-name="Table_20_Contents">
      <style:paragraph-properties fo:margin-left="0in" fo:margin-right="0in" fo:text-indent="0in" style:auto-text-indent="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left="0in" fo:margin-right="0in" fo:text-align="center" style:justify-single-word="false" fo:text-indent="0in" style:auto-text-indent="false"/>
    </style:style>
    <style:style style:name="P14" style:family="paragraph" style:parent-style-name="Table_20_Heading">
      <style:paragraph-properties fo:margin-left="0in" fo:margin-right="0in" fo:text-indent="0in" style:auto-text-indent="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margin-left="0in" fo:margin-right="0in" fo:text-align="center" style:justify-single-word="false" fo:text-indent="0in" style:auto-text-indent="false"/>
    </style:style>
    <style:style style:name="P17" style:family="paragraph" style:parent-style-name="Table_20_Heading">
      <style:text-properties fo:font-size="2pt" style:font-size-asian="2pt" style:font-size-complex="2pt"/>
    </style:style>
    <style:style style:name="P18" style:family="paragraph" style:parent-style-name="Text_20_body" style:list-style-name="L1"/>
    <style:style style:name="P19" style:family="paragraph" style:parent-style-name="Text_20_body" style:list-style-name="L1">
      <style:paragraph-properties fo:margin-left="0in" fo:margin-right="0in" fo:text-indent="0in" style:auto-text-indent="false"/>
    </style:style>
    <style:style style:name="P20" style:family="paragraph" style:parent-style-name="Text_20_body" style:list-style-name="L2"/>
    <style:style style:name="P21" style:family="paragraph" style:parent-style-name="Text_20_body" style:list-style-name="L2">
      <style:paragraph-properties fo:margin-left="0in" fo:margin-right="0in" fo:text-indent="0in" style:auto-text-indent="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T1" style:family="text">
      <style:text-properties fo:color="#c5c8c6" loext:opacity="100%" style:font-name="inherit" fo:background-color="transparent" loext:char-shading-value="0" loext:padding="0in" loext:border="none"/>
    </style:style>
    <style:style style:name="T2" style:family="text">
      <style:text-properties fo:color="#c5c8c6" loext:opacity="100%" fo:background-color="transparent" loext:char-shading-value="0" loext:padding="0in" loext:border="none"/>
    </style:style>
    <style:style style:name="T3" style:family="text">
      <style:text-properties fo:color="#b294bb" loext:opacity="100%" style:font-name="inherit" fo:font-weight="bold" fo:background-color="transparent" loext:char-shading-value="0" loext:padding="0in" loext:border="none"/>
    </style:style>
    <style:style style:name="T4" style:family="text">
      <style:text-properties fo:color="#969896" loext:opacity="100%" style:font-name="inherit" fo:background-color="transparent" loext:char-shading-value="0" loext:padding="0in" loext:border="none"/>
    </style:style>
    <style:style style:name="T5" style:family="text">
      <style:text-properties fo:color="#de935f" loext:opacity="100%" style:font-name="inherit" fo:background-color="transparent" loext:char-shading-value="0" loext:padding="0in" loext:border="none"/>
    </style:style>
    <style:style style:name="T6" style:family="text">
      <style:text-properties fo:color="#b5bd68" loext:opacity="100%" style:font-name="inherit" fo:background-color="transparent" loext:char-shading-value="0" loext:padding="0in" loext:border="none"/>
    </style:style>
    <style:style style:name="T7" style:family="text">
      <style:text-properties fo:color="#c9211e" loext:opacity="100%" fo:font-size="16pt" fo:font-weight="bold" officeooo:rsid="0006a62d"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isplay to 10 stocks in 3 indexes (daily, weekly, monthly, yearly , quartely)</text:h>
      <text:p text:style-name="Text_20_body">Certainly! Below is a precise <text:span text:style-name="Strong_20_Emphasis">workflow tree</text:span> and annotated code workflow for your programmer to generate a grouped bar chart comparing the top 10 yearly performers across three indexes, with stock tickers displayed on the bars.</text:p>
      <text:p text:style-name="Horizontal_20_Line"/>
      <text:h text:style-name="P1" text:outline-level="2"><text:bookmark text:name="workflow-tree"/>Workflow Tree</text:h>
      <text:p text:style-name="Preformatted_20_Text">text</text:p>
      <text:p text:style-name="P5"><text:span text:style-name="Source_20_Text"><text:span text:style-name="T1">1. Data Ingestion</text:span></text:span></text:p>
      <text:p text:style-name="P7"><text:span text:style-name="Source_20_Text"><text:span text:style-name="T2"><text:s text:c="3"/>├─ </text:span></text:span><text:span text:style-name="Source_20_Text"><text:span text:style-name="T1">Load yearly performance data for all stocks (from CSV or DataFrame)</text:span></text:span></text:p>
      <text:p text:style-name="P7"><text:span text:style-name="Source_20_Text"><text:span text:style-name="T2"><text:s text:c="3"/>├─ </text:span></text:span><text:span text:style-name="Source_20_Text"><text:span text:style-name="T1">Obtain index membership for each stock (e.g., QQQ, SPY, custom indices)</text:span></text:span></text:p>
      <text:p text:style-name="P7"/>
      <text:p text:style-name="P7"><text:span text:style-name="Source_20_Text"><text:span text:style-name="T1">2. Top Performer Selection</text:span></text:span></text:p>
      <text:p text:style-name="P7"><text:span text:style-name="Source_20_Text"><text:span text:style-name="T2"><text:s text:c="3"/>├─ </text:span></text:span><text:span text:style-name="Source_20_Text"><text:span text:style-name="T1">For each index:</text:span></text:span></text:p>
      <text:p text:style-name="P7"><text:span text:style-name="Source_20_Text"><text:span text:style-name="T2"><text:s text:c="3"/>│ <text:s text:c="2"/>└─ </text:span></text:span><text:span text:style-name="Source_20_Text"><text:span text:style-name="T1">Filter stocks that are members of the index</text:span></text:span></text:p>
      <text:p text:style-name="P7"><text:span text:style-name="Source_20_Text"><text:span text:style-name="T2"><text:s text:c="3"/>│ <text:s text:c="2"/>└─ </text:span></text:span><text:span text:style-name="Source_20_Text"><text:span text:style-name="T1">Sort by yearly return (descending)</text:span></text:span></text:p>
      <text:p text:style-name="P7"><text:span text:style-name="Source_20_Text"><text:span text:style-name="T2"><text:s text:c="3"/>│ <text:s text:c="2"/>└─ </text:span></text:span><text:span text:style-name="Source_20_Text"><text:span text:style-name="T1">Select top 10 performers (tickers + returns)</text:span></text:span></text:p>
      <text:p text:style-name="P7"><text:span text:style-name="Source_20_Text"><text:span text:style-name="T2"><text:s text:c="3"/>└─ </text:span></text:span><text:span text:style-name="Source_20_Text"><text:span text:style-name="T1">Store lists of [return, ticker] per rank 1–10</text:span></text:span></text:p>
      <text:p text:style-name="P7"/>
      <text:p text:style-name="P7"><text:span text:style-name="Source_20_Text"><text:span text:style-name="T1">3. Data Alignment for Charting</text:span></text:span></text:p>
      <text:p text:style-name="P7"><text:span text:style-name="Source_20_Text"><text:span text:style-name="T2"><text:s text:c="3"/>├─ </text:span></text:span><text:span text:style-name="Source_20_Text"><text:span text:style-name="T1">Align the top N (10) lists for all indexes into a single table:</text:span></text:span></text:p>
      <text:p text:style-name="P7"><text:span text:style-name="Source_20_Text"><text:span text:style-name="T2"><text:s text:c="3"/>│ <text:s text:c="2"/>└─ </text:span></text:span><text:span text:style-name="Source_20_Text"><text:span text:style-name="T1">Each row = rank (1–10)</text:span></text:span></text:p>
      <text:p text:style-name="P7"><text:span text:style-name="Source_20_Text"><text:span text:style-name="T2"><text:s text:c="3"/>│ <text:s text:c="2"/>└─ </text:span></text:span><text:span text:style-name="Source_20_Text"><text:span text:style-name="T1">Columns = index1 [ticker, return], index2 [ticker, return], index3 [ticker, return]</text:span></text:span></text:p>
      <text:p text:style-name="P7"/>
      <text:p text:style-name="P7"><text:span text:style-name="Source_20_Text"><text:span text:style-name="T1">4. Visualization Preparation</text:span></text:span></text:p>
      <text:p text:style-name="P7"><text:span text:style-name="Source_20_Text"><text:span text:style-name="T2"><text:s text:c="3"/>├─ </text:span></text:span><text:span text:style-name="Source_20_Text"><text:span text:style-name="T1">Assign distinct colors to each index (e.g., blue, red, green)</text:span></text:span></text:p>
      <text:p text:style-name="P7"><text:span text:style-name="Source_20_Text"><text:span text:style-name="T2"><text:s text:c="3"/>├─ </text:span></text:span><text:span text:style-name="Source_20_Text"><text:span text:style-name="T1">Use tickers as the `text` label for each bar</text:span></text:span></text:p>
      <text:p text:style-name="P7"/>
      <text:p text:style-name="P7"><text:span text:style-name="Source_20_Text"><text:span text:style-name="T1">5. Chart Creation (Plotly)</text:span></text:span></text:p>
      <text:p text:style-name="P7"><text:span text:style-name="Source_20_Text"><text:span text:style-name="T2"><text:s text:c="3"/>├─ </text:span></text:span><text:span text:style-name="Source_20_Text"><text:span text:style-name="T1">Create grouped bar chart:</text:span></text:span></text:p>
      <text:p text:style-name="P7"><text:span text:style-name="Source_20_Text"><text:span text:style-name="T2"><text:s text:c="3"/>│ <text:s text:c="2"/>└─ </text:span></text:span><text:span text:style-name="Source_20_Text"><text:span text:style-name="T1">x-axis: Rank (1, 2, ..., 10)</text:span></text:span></text:p>
      <text:p text:style-name="P7"><text:span text:style-name="Source_20_Text"><text:span text:style-name="T2"><text:s text:c="3"/>│ <text:s text:c="2"/>└─ </text:span></text:span><text:span text:style-name="Source_20_Text"><text:span text:style-name="T1">Y-axis: Yearly return (%)</text:span></text:span></text:p>
      <text:p text:style-name="P7"><text:span text:style-name="Source_20_Text"><text:span text:style-name="T2"><text:s text:c="3"/>│ <text:s text:c="2"/>└─ </text:span></text:span><text:span text:style-name="Source_20_Text"><text:span text:style-name="T1">For each index, add a Bar trace for the returns and associated tickers as text</text:span></text:span></text:p>
      <text:p text:style-name="P7"><text:soft-page-break/><text:span text:style-name="Source_20_Text"><text:span text:style-name="T2"><text:s text:c="3"/>└─ </text:span></text:span><text:span text:style-name="Source_20_Text"><text:span text:style-name="T1">Style chart with legend, titles, and place ticker labels using `textposition='outside'`</text:span></text:span></text:p>
      <text:p text:style-name="P7"/>
      <text:p text:style-name="P7"><text:span text:style-name="Source_20_Text"><text:span text:style-name="T1">6. Output &amp; Integration</text:span></text:span></text:p>
      <text:p text:style-name="P7"><text:span text:style-name="Source_20_Text"><text:span text:style-name="T2"><text:s text:c="3"/>├─ </text:span></text:span><text:span text:style-name="Source_20_Text"><text:span text:style-name="T1">Display or export chart (PNG, SVG, HTML)</text:span></text:span></text:p>
      <text:p text:style-name="P8"><text:span text:style-name="Source_20_Text"><text:span text:style-name="T2"><text:s text:c="3"/>├─ </text:span></text:span><text:span text:style-name="Source_20_Text"><text:span text:style-name="T1">Document modular code for easy addition of more indexes</text:span></text:span></text:p>
      <text:p text:style-name="Horizontal_20_Line"/>
      <text:h text:style-name="P1" text:outline-level="2"><text:bookmark text:name="annotated-step-by-step-code-workflow"/>Annotated Step-by-Step Code Workflow</text:h>
      <text:h text:style-name="Heading_20_2" text:outline-level="2">1. Load Data</text:h>
      <text:list text:style-name="L6">
        <text:list-item>
          <text:p text:style-name="P25">Use pandas to read yearly performance dataset (e.g. <text:span text:style-name="Source_20_Text">performance_df = pd.read_csv('stock_performance.csv')</text:span>)</text:p>
        </text:list-item>
        <text:list-item>
          <text:p text:style-name="P25">Read index membership info (flags or columns per index)</text:p>
        </text:list-item>
      </text:list>
      <text:h text:style-name="Heading_20_2" text:outline-level="2">2. Select Top 10 Per Index</text:h>
      <text:p text:style-name="Preformatted_20_Text">python</text:p>
      <text:p text:style-name="P5"><text:span text:style-name="Source_20_Text"><text:span text:style-name="T1">index1_stocks = performance_df[performance_df[</text:span></text:span><text:span text:style-name="Source_20_Text"><text:span text:style-name="T6">'index1_flag'</text:span></text:span><text:span text:style-name="Source_20_Text"><text:span text:style-name="T1">]]</text:span></text:span></text:p>
      <text:p text:style-name="P5"><text:span text:style-name="Source_20_Text"><text:span text:style-name="T1">index2_stocks = performance_df[performance_df[</text:span></text:span><text:span text:style-name="Source_20_Text"><text:span text:style-name="T6">'index2_flag'</text:span></text:span><text:span text:style-name="Source_20_Text"><text:span text:style-name="T1">]]</text:span></text:span></text:p>
      <text:p text:style-name="P5"><text:span text:style-name="Source_20_Text"><text:span text:style-name="T1">index3_stocks = performance_df[performance_df[</text:span></text:span><text:span text:style-name="Source_20_Text"><text:span text:style-name="T6">'index3_flag'</text:span></text:span><text:span text:style-name="Source_20_Text"><text:span text:style-name="T1">]]</text:span></text:span></text:p>
      <text:p text:style-name="P7"/>
      <text:p text:style-name="P5"><text:span text:style-name="Source_20_Text"><text:span text:style-name="T1">top_index1 = index1_stocks.nlargest(</text:span></text:span><text:span text:style-name="Source_20_Text"><text:span text:style-name="T5">10</text:span></text:span><text:span text:style-name="Source_20_Text"><text:span text:style-name="T1">, </text:span></text:span><text:span text:style-name="Source_20_Text"><text:span text:style-name="T6">'yearly_return'</text:span></text:span><text:span text:style-name="Source_20_Text"><text:span text:style-name="T1">)[[</text:span></text:span><text:span text:style-name="Source_20_Text"><text:span text:style-name="T6">'ticker'</text:span></text:span><text:span text:style-name="Source_20_Text"><text:span text:style-name="T1">, </text:span></text:span><text:span text:style-name="Source_20_Text"><text:span text:style-name="T6">'yearly_return'</text:span></text:span><text:span text:style-name="Source_20_Text"><text:span text:style-name="T1">]]</text:span></text:span></text:p>
      <text:p text:style-name="P5"><text:span text:style-name="Source_20_Text"><text:span text:style-name="T1">top_index2 = index2_stocks.nlargest(</text:span></text:span><text:span text:style-name="Source_20_Text"><text:span text:style-name="T5">10</text:span></text:span><text:span text:style-name="Source_20_Text"><text:span text:style-name="T1">, </text:span></text:span><text:span text:style-name="Source_20_Text"><text:span text:style-name="T6">'yearly_return'</text:span></text:span><text:span text:style-name="Source_20_Text"><text:span text:style-name="T1">)[[</text:span></text:span><text:span text:style-name="Source_20_Text"><text:span text:style-name="T6">'ticker'</text:span></text:span><text:span text:style-name="Source_20_Text"><text:span text:style-name="T1">, </text:span></text:span><text:span text:style-name="Source_20_Text"><text:span text:style-name="T6">'yearly_return'</text:span></text:span><text:span text:style-name="Source_20_Text"><text:span text:style-name="T1">]]</text:span></text:span></text:p>
      <text:p text:style-name="P6"><text:span text:style-name="Source_20_Text"><text:span text:style-name="T1">top_index3 = index3_stocks.nlargest(</text:span></text:span><text:span text:style-name="Source_20_Text"><text:span text:style-name="T5">10</text:span></text:span><text:span text:style-name="Source_20_Text"><text:span text:style-name="T1">, </text:span></text:span><text:span text:style-name="Source_20_Text"><text:span text:style-name="T6">'yearly_return'</text:span></text:span><text:span text:style-name="Source_20_Text"><text:span text:style-name="T1">)[[</text:span></text:span><text:span text:style-name="Source_20_Text"><text:span text:style-name="T6">'ticker'</text:span></text:span><text:span text:style-name="Source_20_Text"><text:span text:style-name="T1">, </text:span></text:span><text:span text:style-name="Source_20_Text"><text:span text:style-name="T6">'yearly_return'</text:span></text:span><text:span text:style-name="Source_20_Text"><text:span text:style-name="T1">]]</text:span></text:span></text:p>
      <text:h text:style-name="Heading_20_2" text:outline-level="2">3. Align Data for Chart</text:h>
      <text:list text:style-name="L7">
        <text:list-item>
          <text:p text:style-name="P26">For each rank (1–10), get [ticker, return] for each index</text:p>
        </text:list-item>
      </text:list>
      <text:p text:style-name="Preformatted_20_Text">python</text:p>
      <text:p text:style-name="P5"><text:span text:style-name="Source_20_Text"><text:span text:style-name="T1">ranks = </text:span></text:span><text:span text:style-name="Source_20_Text"><text:span text:style-name="T5">list</text:span></text:span><text:span text:style-name="Source_20_Text"><text:span text:style-name="T1">(</text:span></text:span><text:span text:style-name="Source_20_Text"><text:span text:style-name="T5">range</text:span></text:span><text:span text:style-name="Source_20_Text"><text:span text:style-name="T1">(</text:span></text:span><text:span text:style-name="Source_20_Text"><text:span text:style-name="T5">1</text:span></text:span><text:span text:style-name="Source_20_Text"><text:span text:style-name="T1">, </text:span></text:span><text:span text:style-name="Source_20_Text"><text:span text:style-name="T5">11</text:span></text:span><text:span text:style-name="Source_20_Text"><text:span text:style-name="T1">))</text:span></text:span></text:p>
      <text:p text:style-name="P5"><text:span text:style-name="Source_20_Text"><text:span text:style-name="T1">index1_tickers = top_index1[</text:span></text:span><text:span text:style-name="Source_20_Text"><text:span text:style-name="T6">'ticker'</text:span></text:span><text:span text:style-name="Source_20_Text"><text:span text:style-name="T1">].tolist()</text:span></text:span></text:p>
      <text:p text:style-name="P5"><text:span text:style-name="Source_20_Text"><text:span text:style-name="T1">index1_returns = top_index1[</text:span></text:span><text:span text:style-name="Source_20_Text"><text:span text:style-name="T6">'yearly_return'</text:span></text:span><text:span text:style-name="Source_20_Text"><text:span text:style-name="T1">].tolist()</text:span></text:span></text:p>
      <text:p text:style-name="P4"><text:span text:style-name="Source_20_Text"><text:span text:style-name="T4"># Repeat for index2/3</text:span></text:span></text:p>
      <text:h text:style-name="Heading_20_2" text:outline-level="2"><text:soft-page-break/>4. Create Chart</text:h>
      <text:list text:style-name="L8">
        <text:list-item>
          <text:p text:style-name="P27">Use <text:span text:style-name="Source_20_Text">plotly.graph_objects.Bar</text:span> for each index, passing tickers as <text:span text:style-name="Source_20_Text">text</text:span></text:p>
        </text:list-item>
      </text:list>
      <text:p text:style-name="Preformatted_20_Text">python</text:p>
      <text:p text:style-name="P5"><text:span text:style-name="Source_20_Text"><text:span text:style-name="T1">fig.add_trace(go.Bar(</text:span></text:span></text:p>
      <text:p text:style-name="P7"><text:span text:style-name="Source_20_Text"><text:span text:style-name="T2"><text:s text:c="4"/></text:span></text:span><text:span text:style-name="Source_20_Text"><text:span text:style-name="T1">x=ranks,</text:span></text:span></text:p>
      <text:p text:style-name="P7"><text:span text:style-name="Source_20_Text"><text:span text:style-name="T2"><text:s text:c="4"/></text:span></text:span><text:span text:style-name="Source_20_Text"><text:span text:style-name="T1">y=index1_returns,</text:span></text:span></text:p>
      <text:p text:style-name="P5"><text:span text:style-name="Source_20_Text"><text:span text:style-name="T2"><text:s text:c="4"/></text:span></text:span><text:span text:style-name="Source_20_Text"><text:span text:style-name="T1">name=</text:span></text:span><text:span text:style-name="Source_20_Text"><text:span text:style-name="T6">'Index 1'</text:span></text:span><text:span text:style-name="Source_20_Text"><text:span text:style-name="T1">,</text:span></text:span></text:p>
      <text:p text:style-name="P5"><text:span text:style-name="Source_20_Text"><text:span text:style-name="T2"><text:s text:c="4"/></text:span></text:span><text:span text:style-name="Source_20_Text"><text:span text:style-name="T1">marker_color=</text:span></text:span><text:span text:style-name="Source_20_Text"><text:span text:style-name="T6">'blue'</text:span></text:span><text:span text:style-name="Source_20_Text"><text:span text:style-name="T1">,</text:span></text:span></text:p>
      <text:p text:style-name="P7"><text:span text:style-name="Source_20_Text"><text:span text:style-name="T2"><text:s text:c="4"/></text:span></text:span><text:span text:style-name="Source_20_Text"><text:span text:style-name="T1">text=index1_tickers,</text:span></text:span></text:p>
      <text:p text:style-name="P5"><text:span text:style-name="Source_20_Text"><text:span text:style-name="T2"><text:s text:c="4"/></text:span></text:span><text:span text:style-name="Source_20_Text"><text:span text:style-name="T1">textposition=</text:span></text:span><text:span text:style-name="Source_20_Text"><text:span text:style-name="T6">'outside'</text:span></text:span></text:p>
      <text:p text:style-name="P7"><text:span text:style-name="Source_20_Text"><text:span text:style-name="T1">))</text:span></text:span></text:p>
      <text:p text:style-name="P4"><text:span text:style-name="Source_20_Text"><text:span text:style-name="T4"># Repeat for index2 and index3</text:span></text:span></text:p>
      <text:h text:style-name="Heading_20_2" text:outline-level="2">5. Finalize &amp; Output</text:h>
      <text:list text:style-name="L9">
        <text:list-item>
          <text:p text:style-name="P28">Set layout, axis titles, legend, and export or display chart</text:p>
        </text:list-item>
      </text:list>
      <text:p text:style-name="Preformatted_20_Text">python</text:p>
      <text:p text:style-name="P5"><text:span text:style-name="Source_20_Text"><text:span text:style-name="T1">fig.update_layout(</text:span></text:span></text:p>
      <text:p text:style-name="P5"><text:span text:style-name="Source_20_Text"><text:span text:style-name="T2"><text:s text:c="4"/></text:span></text:span><text:span text:style-name="Source_20_Text"><text:span text:style-name="T1">barmode=</text:span></text:span><text:span text:style-name="Source_20_Text"><text:span text:style-name="T6">'group'</text:span></text:span><text:span text:style-name="Source_20_Text"><text:span text:style-name="T1">,</text:span></text:span></text:p>
      <text:p text:style-name="P5"><text:span text:style-name="Source_20_Text"><text:span text:style-name="T2"><text:s text:c="4"/></text:span></text:span><text:span text:style-name="Source_20_Text"><text:span text:style-name="T1">title=</text:span></text:span><text:span text:style-name="Source_20_Text"><text:span text:style-name="T6">'Top 10 Performers by Index (Stock Names Included)'</text:span></text:span><text:span text:style-name="Source_20_Text"><text:span text:style-name="T1">,</text:span></text:span></text:p>
      <text:p text:style-name="P5"><text:span text:style-name="Source_20_Text"><text:span text:style-name="T2"><text:s text:c="4"/></text:span></text:span><text:span text:style-name="Source_20_Text"><text:span text:style-name="T1">xaxis_title=</text:span></text:span><text:span text:style-name="Source_20_Text"><text:span text:style-name="T6">'Rank'</text:span></text:span><text:span text:style-name="Source_20_Text"><text:span text:style-name="T1">,</text:span></text:span></text:p>
      <text:p text:style-name="P5"><text:span text:style-name="Source_20_Text"><text:span text:style-name="T2"><text:s text:c="4"/></text:span></text:span><text:span text:style-name="Source_20_Text"><text:span text:style-name="T1">yaxis_title=</text:span></text:span><text:span text:style-name="Source_20_Text"><text:span text:style-name="T6">'Yearly Return (%)'</text:span></text:span><text:span text:style-name="Source_20_Text"><text:span text:style-name="T1">,</text:span></text:span></text:p>
      <text:p text:style-name="P5"><text:span text:style-name="Source_20_Text"><text:span text:style-name="T2"><text:s text:c="4"/></text:span></text:span><text:span text:style-name="Source_20_Text"><text:span text:style-name="T1">legend=</text:span></text:span><text:span text:style-name="Source_20_Text"><text:span text:style-name="T5">dict</text:span></text:span><text:span text:style-name="Source_20_Text"><text:span text:style-name="T1">(orientation=</text:span></text:span><text:span text:style-name="Source_20_Text"><text:span text:style-name="T6">'h'</text:span></text:span><text:span text:style-name="Source_20_Text"><text:span text:style-name="T1">, yanchor=</text:span></text:span><text:span text:style-name="Source_20_Text"><text:span text:style-name="T6">'bottom'</text:span></text:span><text:span text:style-name="Source_20_Text"><text:span text:style-name="T1">, y=</text:span></text:span><text:span text:style-name="Source_20_Text"><text:span text:style-name="T5">1.02</text:span></text:span><text:span text:style-name="Source_20_Text"><text:span text:style-name="T1">)</text:span></text:span></text:p>
      <text:p text:style-name="P7"><text:span text:style-name="Source_20_Text"><text:span text:style-name="T1">)</text:span></text:span></text:p>
      <text:p text:style-name="P6"><text:span text:style-name="Source_20_Text"><text:span text:style-name="T1">fig.write_image(</text:span></text:span><text:span text:style-name="Source_20_Text"><text:span text:style-name="T6">'grouped_bar_chart.png'</text:span></text:span><text:span text:style-name="Source_20_Text"><text:span text:style-name="T1">)</text:span></text:span></text:p>
      <text:h text:style-name="Heading_20_2" text:outline-level="2">6. Expansion</text:h>
      <text:list text:style-name="L10">
        <text:list-item>
          <text:p text:style-name="P29">Make code modular so additional indexes can be added by changing:</text:p>
          <text:list>
            <text:list-item>
              <text:p text:style-name="P29">Index color list</text:p>
            </text:list-item>
            <text:list-item>
              <text:p text:style-name="P29">Index membership flag / filter</text:p>
            </text:list-item>
          </text:list>
        </text:list-item>
      </text:list>
      <text:p text:style-name="Horizontal_20_Line"/>
      <text:h text:style-name="P1" text:outline-level="2"><text:bookmark text:name="summary-table-of-steps"/><text:soft-page-break/>Summary Table of Steps</text:h>
      <table:table table:name="Table4" table:style-name="Table4">
        <table:table-column table:style-name="Table4.A"/>
        <table:table-column table:style-name="Table4.B"/>
        <table:table-header-rows>
          <table:table-row>
            <table:table-cell table:style-name="Table4.A1" office:value-type="string">
              <text:p text:style-name="Table_20_Heading">Step</text:p>
            </table:table-cell>
            <table:table-cell table:style-name="Table4.A1" office:value-type="string">
              <text:p text:style-name="Table_20_Heading">Key Actions (Function/Script)</text:p>
            </table:table-cell>
          </table:table-row>
        </table:table-header-rows>
        <table:table-row>
          <table:table-cell table:style-name="Table4.A1" office:value-type="string">
            <text:p text:style-name="Table_20_Contents">Data Ingestion</text:p>
          </table:table-cell>
          <table:table-cell table:style-name="Table4.A1" office:value-type="string">
            <text:p text:style-name="Table_20_Contents">pandas.read_csv(), index filters</text:p>
          </table:table-cell>
        </table:table-row>
        <table:table-row>
          <table:table-cell table:style-name="Table4.A1" office:value-type="string">
            <text:p text:style-name="Table_20_Contents">Rank Calculation</text:p>
          </table:table-cell>
          <table:table-cell table:style-name="Table4.A1" office:value-type="string">
            <text:p text:style-name="Table_20_Contents">nlargest(10, 'yearly_return') per index</text:p>
          </table:table-cell>
        </table:table-row>
        <table:table-row>
          <table:table-cell table:style-name="Table4.A1" office:value-type="string">
            <text:p text:style-name="Table_20_Contents">Table Alignment</text:p>
          </table:table-cell>
          <table:table-cell table:style-name="Table4.A1" office:value-type="string">
            <text:p text:style-name="Table_20_Contents">Lists/arrays for each index</text:p>
          </table:table-cell>
        </table:table-row>
        <table:table-row>
          <table:table-cell table:style-name="Table4.A1" office:value-type="string">
            <text:p text:style-name="Table_20_Contents">Visualization Preparation</text:p>
          </table:table-cell>
          <table:table-cell table:style-name="Table4.A1" office:value-type="string">
            <text:p text:style-name="Table_20_Contents">Plotly Bar traces + ticker text labels</text:p>
          </table:table-cell>
        </table:table-row>
        <table:table-row>
          <table:table-cell table:style-name="Table4.A1" office:value-type="string">
            <text:p text:style-name="Table_20_Contents">Output</text:p>
          </table:table-cell>
          <table:table-cell table:style-name="Table4.A1" office:value-type="string">
            <text:p text:style-name="Table_20_Contents">fig.show(), fig.write_image(), doc integration</text:p>
          </table:table-cell>
        </table:table-row>
      </table:table>
      <text:p text:style-name="Horizontal_20_Line"/>
      <text:p text:style-name="Text_20_body">By following this workflow, your programmer will be able to efficiently build, maintain, and expand the charting solution for top performers across multiple indexes, with clear, visual ticker labeling and modular code structure.</text:p>
      <text:p text:style-name="Text_20_body"/>
      <text:h text:style-name="Heading_20_2" text:outline-level="2"/>
      <text:h text:style-name="Heading_20_2" text:outline-level="2">. Ranked Table (Recommended)</text:h>
      <text:p text:style-name="Text_20_body">A table lists tickers as rows, timeframes as columns, and performance metrics (e.g., % return or rank) in each cell. Color-code/highlight the best performers for clarit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4">Ticker</text:p>
            </table:table-cell>
            <table:table-cell table:style-name="Table1.A1" office:value-type="string">
              <text:p text:style-name="P16">Daily (%)</text:p>
            </table:table-cell>
            <table:table-cell table:style-name="Table1.A1" office:value-type="string">
              <text:p text:style-name="P16">Weekly (%)</text:p>
            </table:table-cell>
            <table:table-cell table:style-name="Table1.A1" office:value-type="string">
              <text:p text:style-name="P16">Monthly (%)</text:p>
            </table:table-cell>
            <table:table-cell table:style-name="Table1.A1" office:value-type="string">
              <text:p text:style-name="P15">Yearly (%)</text:p>
            </table:table-cell>
          </table:table-row>
        </table:table-header-rows>
        <table:table-row>
          <table:table-cell table:style-name="Table1.A1" office:value-type="string">
            <text:p text:style-name="P11"><text:span text:style-name="Strong_20_Emphasis">APP</text:span></text:p>
          </table:table-cell>
          <table:table-cell table:style-name="Table1.A1" office:value-type="string">
            <text:p text:style-name="P13">2.7</text:p>
          </table:table-cell>
          <table:table-cell table:style-name="Table1.A1" office:value-type="string">
            <text:p text:style-name="P13">9.2</text:p>
          </table:table-cell>
          <table:table-cell table:style-name="Table1.A1" office:value-type="string">
            <text:p text:style-name="P13">31.5</text:p>
          </table:table-cell>
          <table:table-cell table:style-name="Table1.A1" office:value-type="string">
            <text:p text:style-name="P12">443.9</text:p>
          </table:table-cell>
        </table:table-row>
        <table:table-row>
          <table:table-cell table:style-name="Table1.A1" office:value-type="string">
            <text:p text:style-name="P11"><text:span text:style-name="Strong_20_Emphasis">PLTR</text:span></text:p>
          </table:table-cell>
          <table:table-cell table:style-name="Table1.A1" office:value-type="string">
            <text:p text:style-name="P13">1.6</text:p>
          </table:table-cell>
          <table:table-cell table:style-name="Table1.A1" office:value-type="string">
            <text:p text:style-name="P13">8.1</text:p>
          </table:table-cell>
          <table:table-cell table:style-name="Table1.A1" office:value-type="string">
            <text:p text:style-name="P13">28.4</text:p>
          </table:table-cell>
          <table:table-cell table:style-name="Table1.A1" office:value-type="string">
            <text:p text:style-name="P12">416.2</text:p>
          </table:table-cell>
        </table:table-row>
        <table:table-row>
          <table:table-cell table:style-name="Table1.A1" office:value-type="string">
            <text:p text:style-name="P11"><text:span text:style-name="Strong_20_Emphasis">GEV</text:span></text:p>
          </table:table-cell>
          <table:table-cell table:style-name="Table1.A1" office:value-type="string">
            <text:p text:style-name="P13">0.9</text:p>
          </table:table-cell>
          <table:table-cell table:style-name="Table1.A1" office:value-type="string">
            <text:p text:style-name="P13">7.3</text:p>
          </table:table-cell>
          <table:table-cell table:style-name="Table1.A1" office:value-type="string">
            <text:p text:style-name="P13">25.4</text:p>
          </table:table-cell>
          <table:table-cell table:style-name="Table1.A1" office:value-type="string">
            <text:p text:style-name="P12">233.8</text:p>
          </table:table-cell>
        </table:table-row>
        <table:table-row>
          <table:table-cell table:style-name="Table1.A1" office:value-type="string">
            <text:p text:style-name="P11">...</text:p>
          </table:table-cell>
          <table:table-cell table:style-name="Table1.A1" office:value-type="string">
            <text:p text:style-name="P13">...</text:p>
          </table:table-cell>
          <table:table-cell table:style-name="Table1.A1" office:value-type="string">
            <text:p text:style-name="P13">...</text:p>
          </table:table-cell>
          <table:table-cell table:style-name="Table1.A1" office:value-type="string">
            <text:p text:style-name="P13">...</text:p>
          </table:table-cell>
          <table:table-cell table:style-name="Table1.A1" office:value-type="string">
            <text:p text:style-name="P12">...</text:p>
          </table:table-cell>
        </table:table-row>
      </table:table>
      <text:list text:style-name="L1">
        <text:list-item>
          <text:p text:style-name="P19">Show top 10 tickers (rows)</text:p>
        </text:list-item>
        <text:list-item>
          <text:p text:style-name="P18">Each cell shows performance or rank</text:p>
        </text:list-item>
        <text:list-item>
          <text:p text:style-name="P18">Shade top values (e.g., green for highest)</text:p>
        </text:list-item>
      </text:list>
      <text:p text:style-name="Text_20_body">[script_3.py][script_5.py][script_6.py]</text:p>
      <text:p text:style-name="Horizontal_20_Line"/>
      <text:h text:style-name="Heading_20_2" text:outline-level="2">2. Heatmap Grid</text:h>
      <text:p text:style-name="Text_20_body">Display tickers as rows, timeframes as columns, and use cell color intensity to represent performance percentile/ran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7"/>
            </table:table-cell>
            <table:table-cell table:style-name="Table2.A1" office:value-type="string">
              <text:p text:style-name="Table_20_Heading">Daily</text:p>
            </table:table-cell>
            <table:table-cell table:style-name="Table2.A1" office:value-type="string">
              <text:p text:style-name="Table_20_Heading">Weekly</text:p>
            </table:table-cell>
            <table:table-cell table:style-name="Table2.A1" office:value-type="string">
              <text:p text:style-name="Table_20_Heading">Monthly</text:p>
            </table:table-cell>
            <table:table-cell table:style-name="Table2.A1" office:value-type="string">
              <text:p text:style-name="Table_20_Heading">Yearly</text:p>
            </table:table-cell>
          </table:table-row>
        </table:table-header-rows>
        <table:table-row>
          <table:table-cell table:style-name="Table2.A1" office:value-type="string">
            <text:p text:style-name="Table_20_Contents">APP</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A1" office:value-type="string">
            <text:p text:style-name="Table_20_Contents">PLTR</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A1" office:value-type="string">
            <text:p text:style-name="Table_20_Contents">GE</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
      <text:list text:style-name="L2">
        <text:list-item>
          <text:p text:style-name="P21">Darker color = higher return</text:p>
        </text:list-item>
        <text:list-item>
          <text:p text:style-name="P20">Quick at-a-glance consistency check</text:p>
        </text:list-item>
      </text:list>
      <text:p text:style-name="Text_20_body"><text:soft-page-break/>[script_4.py][script_5.py]</text:p>
      <text:p text:style-name="Standard"/>
      <text:p text:style-name="Standard"/>
      <text:p text:style-name="Standard">---------------------------------------------------------------------------------------------------------------------</text:p>
      <text:p text:style-name="Standard"/>
      <text:p text:style-name="Text_20_body">This is an excellent idea—<text:span text:style-name="Strong_20_Emphasis">grouped bar charts</text:span> are ideal for visually comparing the rankings of top stocks across multiple indexes (with each index assigned a unique color). Each group (x-axis label) represents the same rank position (e.g., 1st, 2nd, ..., 10th), and within each group, you display the top performer for each index side by side.</text:p>
      <text:p text:style-name="Text_20_body">This allows instant visual comparison at each rank, quickly revealing consistency and outliers among the indexes.</text:p>
      <text:p text:style-name="Horizontal_20_Line"/>
      <text:h text:style-name="P1" text:outline-level="2"><text:bookmark text:name="example-structure"/>Example Structure</text:h>
      <text:list text:style-name="L3">
        <text:list-item>
          <text:p text:style-name="P22"><text:span text:style-name="Strong_20_Emphasis">X-axis:</text:span> Ranks (1st through 10th)</text:p>
        </text:list-item>
        <text:list-item>
          <text:p text:style-name="P22"><text:span text:style-name="Strong_20_Emphasis">Grouped bars:</text:span> Each bar within a group is a top performer for a specific index and is color-coded (e.g., Index1 = blue, Index2 = red, Index3 = green)</text:p>
        </text:list-item>
        <text:list-item>
          <text:p text:style-name="P22"><text:span text:style-name="Strong_20_Emphasis">Y-axis:</text:span> Yearly return (%)</text:p>
        </text:list-item>
      </text:list>
      <text:h text:style-name="Heading_20_2" text:outline-level="2">Example Chart Data</text:h>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G"/>
        <table:table-header-rows>
          <table:table-row>
            <table:table-cell table:style-name="Table3.A1" office:value-type="string">
              <text:p text:style-name="P14">Rank</text:p>
            </table:table-cell>
            <table:table-cell table:style-name="Table3.A1" office:value-type="string">
              <text:p text:style-name="P16">Index 1 Ticker</text:p>
            </table:table-cell>
            <table:table-cell table:style-name="Table3.A1" office:value-type="string">
              <text:p text:style-name="P16">Index 1 Return (%)</text:p>
            </table:table-cell>
            <table:table-cell table:style-name="Table3.A1" office:value-type="string">
              <text:p text:style-name="P16">Index 2 Ticker</text:p>
            </table:table-cell>
            <table:table-cell table:style-name="Table3.A1" office:value-type="string">
              <text:p text:style-name="P16">Index 2 Return (%)</text:p>
            </table:table-cell>
            <table:table-cell table:style-name="Table3.A1" office:value-type="string">
              <text:p text:style-name="P16">Index 3 Ticker</text:p>
            </table:table-cell>
            <table:table-cell table:style-name="Table3.A1" office:value-type="string">
              <text:p text:style-name="P15">Index 3 Return (%)</text:p>
            </table:table-cell>
          </table:table-row>
        </table:table-header-rows>
        <table:table-row>
          <table:table-cell table:style-name="Table3.A1" office:value-type="string">
            <text:p text:style-name="P11">1</text:p>
          </table:table-cell>
          <table:table-cell table:style-name="Table3.A1" office:value-type="string">
            <text:p text:style-name="P13">APP</text:p>
          </table:table-cell>
          <table:table-cell table:style-name="Table3.A1" office:value-type="string">
            <text:p text:style-name="P13">443.9</text:p>
          </table:table-cell>
          <table:table-cell table:style-name="Table3.A1" office:value-type="string">
            <text:p text:style-name="P13">AVGO</text:p>
          </table:table-cell>
          <table:table-cell table:style-name="Table3.A1" office:value-type="string">
            <text:p text:style-name="P13">90.2</text:p>
          </table:table-cell>
          <table:table-cell table:style-name="Table3.A1" office:value-type="string">
            <text:p text:style-name="P13">TSLA</text:p>
          </table:table-cell>
          <table:table-cell table:style-name="Table3.A1" office:value-type="string">
            <text:p text:style-name="P12">62.3</text:p>
          </table:table-cell>
        </table:table-row>
        <table:table-row>
          <table:table-cell table:style-name="Table3.A1" office:value-type="string">
            <text:p text:style-name="P11">2</text:p>
          </table:table-cell>
          <table:table-cell table:style-name="Table3.A1" office:value-type="string">
            <text:p text:style-name="P13">PLTR</text:p>
          </table:table-cell>
          <table:table-cell table:style-name="Table3.A1" office:value-type="string">
            <text:p text:style-name="P13">416.2</text:p>
          </table:table-cell>
          <table:table-cell table:style-name="Table3.A1" office:value-type="string">
            <text:p text:style-name="P13">ORCL</text:p>
          </table:table-cell>
          <table:table-cell table:style-name="Table3.A1" office:value-type="string">
            <text:p text:style-name="P13">65.7</text:p>
          </table:table-cell>
          <table:table-cell table:style-name="Table3.A1" office:value-type="string">
            <text:p text:style-name="P13">NFLX</text:p>
          </table:table-cell>
          <table:table-cell table:style-name="Table3.A1" office:value-type="string">
            <text:p text:style-name="P12">76.7</text:p>
          </table:table-cell>
        </table:table-row>
        <table:table-row>
          <table:table-cell table:style-name="Table3.A1" office:value-type="string">
            <text:p text:style-name="P11">...</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2">...</text:p>
          </table:table-cell>
        </table:table-row>
      </table:table>
      <text:p text:style-name="Horizontal_20_Line"/>
      <text:h text:style-name="P1" text:outline-level="2"><text:bookmark text:name="python-example-plotly"/>Python Example (Plotly)</text:h>
      <text:p text:style-name="Text_20_body">Here's how to create such a chart in Python with Plotly:</text:p>
      <text:p text:style-name="Preformatted_20_Text">python</text:p>
      <text:p text:style-name="P5"><text:span text:style-name="Source_20_Text"><text:span text:style-name="T3">import</text:span></text:span><text:span text:style-name="Source_20_Text"><text:span text:style-name="T1"> plotly.graph_objects </text:span></text:span><text:span text:style-name="Source_20_Text"><text:span text:style-name="T3">as</text:span></text:span><text:span text:style-name="Source_20_Text"><text:span text:style-name="T1"> go</text:span></text:span></text:p>
      <text:p text:style-name="P7"/>
      <text:p text:style-name="P3"><text:span text:style-name="Source_20_Text"><text:span text:style-name="T4"># Dummy Data Example</text:span></text:span></text:p>
      <text:p text:style-name="P5"><text:span text:style-name="Source_20_Text"><text:span text:style-name="T1">ranks = </text:span></text:span><text:span text:style-name="Source_20_Text"><text:span text:style-name="T5">list</text:span></text:span><text:span text:style-name="Source_20_Text"><text:span text:style-name="T1">(</text:span></text:span><text:span text:style-name="Source_20_Text"><text:span text:style-name="T5">range</text:span></text:span><text:span text:style-name="Source_20_Text"><text:span text:style-name="T1">(</text:span></text:span><text:span text:style-name="Source_20_Text"><text:span text:style-name="T5">1</text:span></text:span><text:span text:style-name="Source_20_Text"><text:span text:style-name="T1">, </text:span></text:span><text:span text:style-name="Source_20_Text"><text:span text:style-name="T5">11</text:span></text:span><text:span text:style-name="Source_20_Text"><text:span text:style-name="T1">))</text:span></text:span></text:p>
      <text:p text:style-name="P5"><text:span text:style-name="Source_20_Text"><text:span text:style-name="T1">index1_returns = [</text:span></text:span><text:span text:style-name="Source_20_Text"><text:span text:style-name="T5">443.9</text:span></text:span><text:span text:style-name="Source_20_Text"><text:span text:style-name="T1">, </text:span></text:span><text:span text:style-name="Source_20_Text"><text:span text:style-name="T5">416.2</text:span></text:span><text:span text:style-name="Source_20_Text"><text:span text:style-name="T1">, </text:span></text:span><text:span text:style-name="Source_20_Text"><text:span text:style-name="T5">233.8</text:span></text:span><text:span text:style-name="Source_20_Text"><text:span text:style-name="T1">, </text:span></text:span><text:span text:style-name="Source_20_Text"><text:span text:style-name="T5">90.2</text:span></text:span><text:span text:style-name="Source_20_Text"><text:span text:style-name="T1">, </text:span></text:span><text:span text:style-name="Source_20_Text"><text:span text:style-name="T5">76.7</text:span></text:span><text:span text:style-name="Source_20_Text"><text:span text:style-name="T1">, </text:span></text:span><text:span text:style-name="Source_20_Text"><text:span text:style-name="T5">65.7</text:span></text:span><text:span text:style-name="Source_20_Text"><text:span text:style-name="T1">, </text:span></text:span><text:span text:style-name="Source_20_Text"><text:span text:style-name="T5">62.3</text:span></text:span><text:span text:style-name="Source_20_Text"><text:span text:style-name="T1">, </text:span></text:span><text:span text:style-name="Source_20_Text"><text:span text:style-name="T5">61.6</text:span></text:span><text:span text:style-name="Source_20_Text"><text:span text:style-name="T1">, </text:span></text:span><text:span text:style-name="Source_20_Text"><text:span text:style-name="T5">61.1</text:span></text:span><text:span text:style-name="Source_20_Text"><text:span text:style-name="T1">, </text:span></text:span><text:span text:style-name="Source_20_Text"><text:span text:style-name="T5">60.1</text:span></text:span><text:span text:style-name="Source_20_Text"><text:span text:style-name="T1">]</text:span></text:span></text:p>
      <text:p text:style-name="P5"><text:span text:style-name="Source_20_Text"><text:span text:style-name="T1">index2_returns = [</text:span></text:span><text:span text:style-name="Source_20_Text"><text:span text:style-name="T5">234.4</text:span></text:span><text:span text:style-name="Source_20_Text"><text:span text:style-name="T1">, </text:span></text:span><text:span text:style-name="Source_20_Text"><text:span text:style-name="T5">200.1</text:span></text:span><text:span text:style-name="Source_20_Text"><text:span text:style-name="T1">, </text:span></text:span><text:span text:style-name="Source_20_Text"><text:span text:style-name="T5">180.5</text:span></text:span><text:span text:style-name="Source_20_Text"><text:span text:style-name="T1">, </text:span></text:span><text:span text:style-name="Source_20_Text"><text:span text:style-name="T5">95.5</text:span></text:span><text:span text:style-name="Source_20_Text"><text:span text:style-name="T1">, </text:span></text:span><text:span text:style-name="Source_20_Text"><text:span text:style-name="T5">79.1</text:span></text:span><text:span text:style-name="Source_20_Text"><text:span text:style-name="T1">, </text:span></text:span><text:span text:style-name="Source_20_Text"><text:span text:style-name="T5">70.0</text:span></text:span><text:span text:style-name="Source_20_Text"><text:span text:style-name="T1">, </text:span></text:span><text:span text:style-name="Source_20_Text"><text:span text:style-name="T5">66.3</text:span></text:span><text:span text:style-name="Source_20_Text"><text:span text:style-name="T1">, </text:span></text:span><text:span text:style-name="Source_20_Text"><text:span text:style-name="T5">65.0</text:span></text:span><text:span text:style-name="Source_20_Text"><text:span text:style-name="T1">, </text:span></text:span><text:span text:style-name="Source_20_Text"><text:span text:style-name="T5">63.0</text:span></text:span><text:span text:style-name="Source_20_Text"><text:span text:style-name="T1">, </text:span></text:span><text:span text:style-name="Source_20_Text"><text:span text:style-name="T5">62.2</text:span></text:span><text:span text:style-name="Source_20_Text"><text:span text:style-name="T1">]</text:span></text:span></text:p>
      <text:p text:style-name="P5"><text:span text:style-name="Source_20_Text"><text:span text:style-name="T1">index3_returns = [</text:span></text:span><text:span text:style-name="Source_20_Text"><text:span text:style-name="T5">150.2</text:span></text:span><text:span text:style-name="Source_20_Text"><text:span text:style-name="T1">, </text:span></text:span><text:span text:style-name="Source_20_Text"><text:span text:style-name="T5">143.5</text:span></text:span><text:span text:style-name="Source_20_Text"><text:span text:style-name="T1">, </text:span></text:span><text:span text:style-name="Source_20_Text"><text:span text:style-name="T5">130.4</text:span></text:span><text:span text:style-name="Source_20_Text"><text:span text:style-name="T1">, </text:span></text:span><text:span text:style-name="Source_20_Text"><text:span text:style-name="T5">98.2</text:span></text:span><text:span text:style-name="Source_20_Text"><text:span text:style-name="T1">, </text:span></text:span><text:span text:style-name="Source_20_Text"><text:span text:style-name="T5">85.6</text:span></text:span><text:span text:style-name="Source_20_Text"><text:span text:style-name="T1">, </text:span></text:span><text:span text:style-name="Source_20_Text"><text:span text:style-name="T5">74.3</text:span></text:span><text:span text:style-name="Source_20_Text"><text:span text:style-name="T1">, </text:span></text:span><text:span text:style-name="Source_20_Text"><text:span text:style-name="T5">70.7</text:span></text:span><text:span text:style-name="Source_20_Text"><text:span text:style-name="T1">, </text:span></text:span><text:span text:style-name="Source_20_Text"><text:span text:style-name="T5">69.0</text:span></text:span><text:span text:style-name="Source_20_Text"><text:span text:style-name="T1">, </text:span></text:span><text:span text:style-name="Source_20_Text"><text:span text:style-name="T5">68.8</text:span></text:span><text:span text:style-name="Source_20_Text"><text:span text:style-name="T1">, </text:span></text:span><text:span text:style-name="Source_20_Text"><text:span text:style-name="T5">67.3</text:span></text:span><text:span text:style-name="Source_20_Text"><text:span text:style-name="T1">]</text:span></text:span></text:p>
      <text:p text:style-name="P7"/>
      <text:p text:style-name="P3"><text:soft-page-break/><text:span text:style-name="Source_20_Text"><text:span text:style-name="T4"># Create figure</text:span></text:span></text:p>
      <text:p text:style-name="P7"><text:span text:style-name="Source_20_Text"><text:span text:style-name="T1">fig = go.Figure()</text:span></text:span></text:p>
      <text:p text:style-name="P7"/>
      <text:p text:style-name="P7"><text:span text:style-name="Source_20_Text"><text:span text:style-name="T1">fig.add_trace(go.Bar(</text:span></text:span></text:p>
      <text:p text:style-name="P7"><text:span text:style-name="Source_20_Text"><text:span text:style-name="T2"><text:s text:c="4"/></text:span></text:span><text:span text:style-name="Source_20_Text"><text:span text:style-name="T1">x=ranks,</text:span></text:span></text:p>
      <text:p text:style-name="P7"><text:span text:style-name="Source_20_Text"><text:span text:style-name="T2"><text:s text:c="4"/></text:span></text:span><text:span text:style-name="Source_20_Text"><text:span text:style-name="T1">y=index1_returns,</text:span></text:span></text:p>
      <text:p text:style-name="P5"><text:span text:style-name="Source_20_Text"><text:span text:style-name="T2"><text:s text:c="4"/></text:span></text:span><text:span text:style-name="Source_20_Text"><text:span text:style-name="T1">name=</text:span></text:span><text:span text:style-name="Source_20_Text"><text:span text:style-name="T6">'Index 1'</text:span></text:span><text:span text:style-name="Source_20_Text"><text:span text:style-name="T1">,</text:span></text:span></text:p>
      <text:p text:style-name="P5"><text:span text:style-name="Source_20_Text"><text:span text:style-name="T2"><text:s text:c="4"/></text:span></text:span><text:span text:style-name="Source_20_Text"><text:span text:style-name="T1">marker_color=</text:span></text:span><text:span text:style-name="Source_20_Text"><text:span text:style-name="T6">'blue'</text:span></text:span></text:p>
      <text:p text:style-name="P7"><text:span text:style-name="Source_20_Text"><text:span text:style-name="T1">))</text:span></text:span></text:p>
      <text:p text:style-name="P7"/>
      <text:p text:style-name="P7"><text:span text:style-name="Source_20_Text"><text:span text:style-name="T1">fig.add_trace(go.Bar(</text:span></text:span></text:p>
      <text:p text:style-name="P7"><text:span text:style-name="Source_20_Text"><text:span text:style-name="T2"><text:s text:c="4"/></text:span></text:span><text:span text:style-name="Source_20_Text"><text:span text:style-name="T1">x=ranks,</text:span></text:span></text:p>
      <text:p text:style-name="P7"><text:span text:style-name="Source_20_Text"><text:span text:style-name="T2"><text:s text:c="4"/></text:span></text:span><text:span text:style-name="Source_20_Text"><text:span text:style-name="T1">y=index2_returns,</text:span></text:span></text:p>
      <text:p text:style-name="P5"><text:span text:style-name="Source_20_Text"><text:span text:style-name="T2"><text:s text:c="4"/></text:span></text:span><text:span text:style-name="Source_20_Text"><text:span text:style-name="T1">name=</text:span></text:span><text:span text:style-name="Source_20_Text"><text:span text:style-name="T6">'Index 2'</text:span></text:span><text:span text:style-name="Source_20_Text"><text:span text:style-name="T1">,</text:span></text:span></text:p>
      <text:p text:style-name="P5"><text:span text:style-name="Source_20_Text"><text:span text:style-name="T2"><text:s text:c="4"/></text:span></text:span><text:span text:style-name="Source_20_Text"><text:span text:style-name="T1">marker_color=</text:span></text:span><text:span text:style-name="Source_20_Text"><text:span text:style-name="T6">'red'</text:span></text:span></text:p>
      <text:p text:style-name="P7"><text:span text:style-name="Source_20_Text"><text:span text:style-name="T1">))</text:span></text:span></text:p>
      <text:p text:style-name="P7"/>
      <text:p text:style-name="P7"><text:span text:style-name="Source_20_Text"><text:span text:style-name="T1">fig.add_trace(go.Bar(</text:span></text:span></text:p>
      <text:p text:style-name="P7"><text:span text:style-name="Source_20_Text"><text:span text:style-name="T2"><text:s text:c="4"/></text:span></text:span><text:span text:style-name="Source_20_Text"><text:span text:style-name="T1">x=ranks,</text:span></text:span></text:p>
      <text:p text:style-name="P7"><text:span text:style-name="Source_20_Text"><text:span text:style-name="T2"><text:s text:c="4"/></text:span></text:span><text:span text:style-name="Source_20_Text"><text:span text:style-name="T1">y=index3_returns,</text:span></text:span></text:p>
      <text:p text:style-name="P5"><text:span text:style-name="Source_20_Text"><text:span text:style-name="T2"><text:s text:c="4"/></text:span></text:span><text:span text:style-name="Source_20_Text"><text:span text:style-name="T1">name=</text:span></text:span><text:span text:style-name="Source_20_Text"><text:span text:style-name="T6">'Index 3'</text:span></text:span><text:span text:style-name="Source_20_Text"><text:span text:style-name="T1">,</text:span></text:span></text:p>
      <text:p text:style-name="P5"><text:span text:style-name="Source_20_Text"><text:span text:style-name="T2"><text:s text:c="4"/></text:span></text:span><text:span text:style-name="Source_20_Text"><text:span text:style-name="T1">marker_color=</text:span></text:span><text:span text:style-name="Source_20_Text"><text:span text:style-name="T6">'green'</text:span></text:span></text:p>
      <text:p text:style-name="P7"><text:span text:style-name="Source_20_Text"><text:span text:style-name="T1">))</text:span></text:span></text:p>
      <text:p text:style-name="P7"/>
      <text:p text:style-name="P7"><text:span text:style-name="Source_20_Text"><text:span text:style-name="T1">fig.update_layout(</text:span></text:span></text:p>
      <text:p text:style-name="P5"><text:span text:style-name="Source_20_Text"><text:span text:style-name="T2"><text:s text:c="4"/></text:span></text:span><text:span text:style-name="Source_20_Text"><text:span text:style-name="T1">barmode=</text:span></text:span><text:span text:style-name="Source_20_Text"><text:span text:style-name="T6">'group'</text:span></text:span><text:span text:style-name="Source_20_Text"><text:span text:style-name="T1">,</text:span></text:span></text:p>
      <text:p text:style-name="P5"><text:span text:style-name="Source_20_Text"><text:span text:style-name="T2"><text:s text:c="4"/></text:span></text:span><text:span text:style-name="Source_20_Text"><text:span text:style-name="T1">title=</text:span></text:span><text:span text:style-name="Source_20_Text"><text:span text:style-name="T6">'Top 10 Performers by Index'</text:span></text:span><text:span text:style-name="Source_20_Text"><text:span text:style-name="T1">,</text:span></text:span></text:p>
      <text:p text:style-name="P5"><text:span text:style-name="Source_20_Text"><text:span text:style-name="T2"><text:s text:c="4"/></text:span></text:span><text:span text:style-name="Source_20_Text"><text:span text:style-name="T1">xaxis_title=</text:span></text:span><text:span text:style-name="Source_20_Text"><text:span text:style-name="T6">'Rank'</text:span></text:span><text:span text:style-name="Source_20_Text"><text:span text:style-name="T1">,</text:span></text:span></text:p>
      <text:p text:style-name="P5"><text:span text:style-name="Source_20_Text"><text:span text:style-name="T2"><text:s text:c="4"/></text:span></text:span><text:span text:style-name="Source_20_Text"><text:span text:style-name="T1">yaxis_title=</text:span></text:span><text:span text:style-name="Source_20_Text"><text:span text:style-name="T6">'Yearly Return (%)'</text:span></text:span><text:span text:style-name="Source_20_Text"><text:span text:style-name="T1">,</text:span></text:span></text:p>
      <text:p text:style-name="P5"><text:span text:style-name="Source_20_Text"><text:span text:style-name="T2"><text:s text:c="4"/></text:span></text:span><text:span text:style-name="Source_20_Text"><text:span text:style-name="T1">legend=</text:span></text:span><text:span text:style-name="Source_20_Text"><text:span text:style-name="T5">dict</text:span></text:span><text:span text:style-name="Source_20_Text"><text:span text:style-name="T1">(orientation=</text:span></text:span><text:span text:style-name="Source_20_Text"><text:span text:style-name="T6">"h"</text:span></text:span><text:span text:style-name="Source_20_Text"><text:span text:style-name="T1">, yanchor=</text:span></text:span><text:span text:style-name="Source_20_Text"><text:span text:style-name="T6">"bottom"</text:span></text:span><text:span text:style-name="Source_20_Text"><text:span text:style-name="T1">, y=</text:span></text:span><text:span text:style-name="Source_20_Text"><text:span text:style-name="T5">1.02</text:span></text:span><text:span text:style-name="Source_20_Text"><text:span text:style-name="T1">, xanchor=</text:span></text:span><text:span text:style-name="Source_20_Text"><text:span text:style-name="T6">"center"</text:span></text:span><text:span text:style-name="Source_20_Text"><text:span text:style-name="T1">, x=</text:span></text:span><text:span text:style-name="Source_20_Text"><text:span text:style-name="T5">0.5</text:span></text:span><text:span text:style-name="Source_20_Text"><text:span text:style-name="T1">)</text:span></text:span></text:p>
      <text:p text:style-name="P7"><text:span text:style-name="Source_20_Text"><text:span text:style-name="T1">)</text:span></text:span></text:p>
      <text:p text:style-name="P7"/>
      <text:p text:style-name="P8"><text:span text:style-name="Source_20_Text"><text:span text:style-name="T1">fig.show()</text:span></text:span></text:p>
      <text:p text:style-name="Horizontal_20_Line"><text:soft-page-break/></text:p>
      <text:h text:style-name="P1" text:outline-level="2"><text:bookmark text:name="visualization-characteristics"/>Visualization Characteristics</text:h>
      <text:list text:style-name="L4">
        <text:list-item>
          <text:p text:style-name="P23"><text:span text:style-name="Strong_20_Emphasis">Grouped, color-coded bars</text:span> allow clear side-by-side comparison of top performers for each index at every rank position.</text:p>
        </text:list-item>
        <text:list-item>
          <text:p text:style-name="P23">The user sees which index contains the strongest performer at each rank.</text:p>
        </text:list-item>
        <text:list-item>
          <text:p text:style-name="P23">The legend and colors make it intuitive to match index to performance.</text:p>
        </text:list-item>
      </text:list>
      <text:p text:style-name="Horizontal_20_Line"/>
      <text:h text:style-name="P1" text:outline-level="2"><text:bookmark text:name="recommendation"/>Recommendation</text:h>
      <text:p text:style-name="Text_20_body">This grouped bar chart approach is:</text:p>
      <text:list text:style-name="L5">
        <text:list-item>
          <text:p text:style-name="P24"><text:span text:style-name="Strong_20_Emphasis">Elegant</text:span> for dashboards,</text:p>
        </text:list-item>
        <text:list-item>
          <text:p text:style-name="P24"><text:span text:style-name="Strong_20_Emphasis">Scalable</text:span> to 3–6 indexes,</text:p>
        </text:list-item>
        <text:list-item>
          <text:p text:style-name="P24"><text:span text:style-name="Strong_20_Emphasis">Easy to read</text:span> for spotting overlap, divergence, or leadership trends.</text:p>
        </text:list-item>
      </text:list>
      <text:p text:style-name="Text_20_body">If you provide real index data, this format will immediately reveal which index consistently outperforms and which specific stocks dominate across indexes. This design is highly recommended for concise, comparative ranking visualization.</text:p>
      <text:p text:style-name="P9">2. create top 15 performers of all the 3 indexes</text:p>
      <text:p text:style-name="P9"/>
      <text:p text:style-name="P9">in order to calculate sector and industry return i need to calculate the average return for industry (all stocks retuirn/count of stock, equal weight, or</text:p>
      <text:p text:style-name="P10"><text:span text:style-name="T7">in order to calculate sector and industry return i need to calculate the average return for industry (all stocks retuirn/count of stock, equal weight, or</text:span>in order to calculate sector and industry return i need to calculate the average return for industry (all stocks retuirn/count of stock, equal weight, orin order to calculate sector and industry return i need to calculate the average return for industry (all stocks retuirn/count of stock, equal weight, 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06T19:03:19.803094624</dc:date>
    <meta:editing-duration>PT42M29S</meta:editing-duration>
    <meta:editing-cycles>3</meta:editing-cycles>
    <meta:document-statistic meta:table-count="4" meta:image-count="0" meta:object-count="0" meta:page-count="7" meta:paragraph-count="230" meta:word-count="1128" meta:character-count="7795" meta:non-whitespace-character-count="6739"/>
  </office:meta>
</office:document-meta>
</file>